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57f8" officeooo:paragraph-rsid="000157f8"/>
    </style:style>
    <style:style style:name="P2" style:family="paragraph" style:parent-style-name="Standard">
      <style:text-properties officeooo:rsid="000157f8" officeooo:paragraph-rsid="000157f8"/>
    </style:style>
    <style:style style:name="P3" style:family="paragraph" style:parent-style-name="Standard">
      <style:text-properties officeooo:rsid="0002ff63" officeooo:paragraph-rsid="0002ff63"/>
    </style:style>
    <style:style style:name="T1" style:family="text">
      <style:text-properties officeooo:rsid="0002ff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 scaling technique: Normalisation </text:p>
      <text:p text:style-name="P3">Scaling on y values</text:p>
      <text:p text:style-name="P1">Activation in final layer: Linear</text:p>
      <text:p text:style-name="P1">y_train is of the order (-4,4)</text:p>
      <text:p text:style-name="P1">training loss is of the order 10^(-1) </text:p>
      <text:p text:style-name="P1">Validation loss is of the order 10^(-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23:12:36.994383544</meta:creation-date>
    <dc:date>2019-10-11T14:33:14.150273736</dc:date>
    <meta:editing-duration>PT4M2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33" meta:character-count="200" meta:non-whitespace-character-count="171"/>
  </office:meta>
</office:document-meta>
</file>